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svg+xml" manifest:full-path="Pictures/10004131000025430000255FF1B33650.svg"/>
  <manifest:file-entry manifest:media-type="image/png" manifest:full-path="Pictures/10000201000001690000016AC10E82DB.png"/>
  <manifest:file-entry manifest:media-type="image/svg+xml" manifest:full-path="Pictures/10000DF3000022A30000239C61A4D61F.svg"/>
  <manifest:file-entry manifest:media-type="image/png" manifest:full-path="Pictures/100002010000014F0000015955AF7C9E.png"/>
  <manifest:file-entry manifest:media-type="image/svg+xml" manifest:full-path="Pictures/10000ACA00001F6B0000204DDE93ECD4.sv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Predmet_20_brez_20_polnila_20_in_20_brez_20_črt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1cm" fo:min-width="2.63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2cm" fo:min-width="2.61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8cm" fo:min-width="2.618cm"/>
    </style:style>
    <style:style style:name="gr6" style:family="graphic" style:parent-style-name="standard">
      <style:graphic-properties draw:stroke="none" draw:fill="none" fo:min-height="2.287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color="#eeeeee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ivzeto">
        <draw:frame draw:style-name="gr1" draw:text-style-name="P1" draw:layer="layout" svg:width="19.8cm" svg:height="13.9cm" svg:x="-0.1cm" svg:y="1cm">
          <draw:image xlink:href="Pictures/100002010000014F0000015955AF7C9E.png" xlink:type="simple" xlink:show="embed" xlink:actuate="onLoad"/>
          <draw:image xlink:href="Pictures/10000DF3000022A30000239C61A4D61F.svg" xlink:type="simple" xlink:show="embed" xlink:actuate="onLoad">
            <text:p/>
          </draw:image>
        </draw:frame>
        <draw:frame draw:style-name="gr2" draw:layer="layout" svg:width="8.177cm" svg:height="5.939cm" svg:x="3.7cm" svg:y="20.4cm">
          <draw:text-box>
            <text:p>Plan Do Capture Action</text:p>
            <text:p>Merjenje</text:p>
            <text:p>Izdelava orodij</text:p>
            <text:p>Analiza</text:p>
            <text:p>Izdelava IT orodijj</text:p>
            <text:p>Organizacijske spremembe</text:p>
            <text:p/>
            <text:p/>
          </draw:text-box>
        </draw:frame>
        <draw:frame draw:style-name="gr1" draw:text-style-name="P1" draw:layer="layout" svg:width="14.5cm" svg:height="10.466cm" svg:x="2.6cm" svg:y="2.934cm">
          <draw:image xlink:href="Pictures/10000201000001690000016AC10E82DB.png" xlink:type="simple" xlink:show="embed" xlink:actuate="onLoad"/>
          <draw:image xlink:href="Pictures/10004131000025430000255FF1B33650.svg" xlink:type="simple" xlink:show="embed" xlink:actuate="onLoad">
            <text:p/>
          </draw:image>
        </draw:frame>
        <draw:frame draw:style-name="gr3" draw:text-style-name="P2" draw:layer="layout" svg:width="3.465cm" svg:height="1.195cm" svg:x="4.735cm" svg:y="5.405cm">
          <draw:text-box>
            <text:p text:style-name="P2"><text:span text:style-name="T1">Analiza</text:span></text:p>
          </draw:text-box>
        </draw:frame>
        <draw:frame draw:style-name="gr4" draw:text-style-name="P3" draw:layer="layout" svg:width="3.448cm" svg:height="1.825cm" svg:x="11.052cm" svg:y="4.975cm">
          <draw:text-box>
            <text:p text:style-name="P3"><text:span text:style-name="T2">Izdelava </text:span></text:p>
            <text:p text:style-name="P3"><text:span text:style-name="T2">IT orodij</text:span></text:p>
          </draw:text-box>
        </draw:frame>
        <draw:frame draw:style-name="gr5" draw:text-style-name="P3" draw:layer="layout" svg:width="3.448cm" svg:height="1.038cm" svg:x="5.2cm" svg:y="9.762cm">
          <draw:text-box>
            <text:p text:style-name="P3"><text:span text:style-name="T2">Izvajanje</text:span></text:p>
          </draw:text-box>
        </draw:frame>
        <draw:frame draw:style-name="gr6" draw:text-style-name="P4" draw:layer="layout" svg:width="7.688cm" svg:height="2.612cm" svg:x="9.1cm" svg:y="8.688cm">
          <draw:text-box>
            <text:p text:style-name="P4">Organizacijske<text:line-break/> sprememb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ACA00001F6B0000204DDE93ECD4.sv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sl" fo:country="SI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Predmet_20_brez_20_polnila_20_in_20_brez_20_črt" style:display-name="Predmet brez polnila in brez črt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ivze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že Rihtaršič</meta:initial-creator>
    <meta:creation-date>2015-12-01T16:01:41</meta:creation-date>
    <dc:date>2015-12-01T17:28:26</dc:date>
    <dc:creator>Jože Rihtaršič</dc:creator>
    <meta:editing-duration>PT11M25S</meta:editing-duration>
    <meta:editing-cycles>2</meta:editing-cycles>
    <meta:generator>OpenOffice/4.1.1$Unix OpenOffice.org_project/411m6$Build-9775</meta:generator>
    <meta:document-statistic meta:object-count="7"/>
  </office:meta>
</office:document-meta>
</file>